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sic Introduction how the game is supposed to work.</text:p>
      <text:p text:style-name="P3"/>
      <text:p text:style-name="P2"/>
      <text:p text:style-name="P2">Title: Human player wins</text:p>
      <text:p text:style-name="P2"/>
      <text:p text:style-name="Standard"><text:span text:style-name="T1">Start:</text:span> A Human plays against the computer in a Tic-Tac-Toe Game with a field, which contains </text:p>
      <text:p text:style-name="Standard">3 x 3 Blocks. They play until all 9 Blocks are marked or one of the players has won. It´s the 5<text:span text:style-name="T3">th</text:span> <text:s/>turn and the human can choose a block on the field (which has not been marked yet). Currently the human has choosen 2 blocks (marked with a cross) on the 1<text:span text:style-name="T3">st</text:span> <text:s/>row and the computer has 2 blocks (marked as circle) on the 2<text:span text:style-name="T3">nd </text:span>row. <text:s/>Nobody has won yet.</text:p>
      <text:p text:style-name="Standard"/>
      <text:p text:style-name="Standard"><text:span text:style-name="T1">Action: </text:span><text:span text:style-name="T5">The human chooses and marks the 3</text:span><text:span text:style-name="T4">rd</text:span><text:span text:style-name="T5"> Block in the 1</text:span><text:span text:style-name="T4">st</text:span><text:span text:style-name="T5"> row with a cross.</text:span></text:p>
      <text:p text:style-name="Standard"/>
      <text:p text:style-name="Standard"><text:span text:style-name="T1">End:</text:span><text:span text:style-name="T2"> The Human has won with 3 marked blocks in a row. The computer has lost because it only has 2 marked blocks on the field.</text:span></text:p>
      <text:p text:style-name="P1"/>
      <text:p text:style-name="P1"/>
      <text:p text:style-name="P1"/>
      <text:p text:style-name="P2">Title: Nobody wins</text:p>
      <text:p text:style-name="Standard"/>
      <text:p text:style-name="Standard"><text:span text:style-name="T1">Start:</text:span> A Human plays against the computer in a Tic-Tac-Toe Game with a field, which contains </text:p>
      <text:p text:style-name="Standard">4 x 4 Blocks. They play until all 16 Blocks are marked or one of the players has won. It´s the 16<text:span text:style-name="T3">th</text:span> <text:s/>turn and the computer can choose a block on the field (which has not been marked yet). Untfortunatley there is only one field left, because the Human has already marked 8 blocks (with a cross) and the computer has marked 7 blocks (with a circle). Nobody has won yet.</text:p>
      <text:p text:style-name="Standard"/>
      <text:p text:style-name="Standard"><text:span text:style-name="T1">Action: </text:span><text:span text:style-name="T5">The computer chooses the last block and marks it with a circle.</text:span></text:p>
      <text:p text:style-name="Standard"/>
      <text:p text:style-name="Standard"><text:span text:style-name="T1">End:</text:span><text:span text:style-name="T2"> The game has ended with a draw, because all blocks got marked without any player being the winn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9T09:12:48.15</meta:creation-date>
    <dc:date>2021-08-26T10:23:22.78</dc:date>
    <meta:editing-duration>PT1H2M3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1" meta:paragraph-count="11" meta:word-count="264" meta:character-count="1371"/>
  </office:meta>
</office:document-meta>
</file>